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Annexe" style:family="table">
      <style:table-properties style:width="17cm" table:align="margins"/>
    </style:style>
    <style:style style:name="tableauAnnexe.A" style:family="table-column">
      <style:table-column-properties style:column-width="2.409cm" style:rel-column-width="9291*"/>
    </style:style>
    <style:style style:name="tableauAnnexe.B" style:family="table-column">
      <style:table-column-properties style:column-width="14.591cm" style:rel-column-width="56244*"/>
    </style:style>
    <style:style style:name="tableauAnnexe.A1" style:family="table-cell">
      <style:table-cell-properties fo:background-color="transparent" fo:padding="0.097cm" fo:border="none">
        <style:background-image/>
      </style:table-cell-properties>
    </style:style>
    <style:style style:name="tableauAnnexe.B1" style:family="table-cell">
      <style:table-cell-properties fo:padding="0.097cm" fo:border="none"/>
    </style:style>
    <style:style style:name="TableauCopie" style:family="table">
      <style:table-properties style:width="17cm" table:align="margins"/>
    </style:style>
    <style:style style:name="TableauCopie.A" style:family="table-column">
      <style:table-column-properties style:column-width="2.409cm" style:rel-column-width="9291*"/>
    </style:style>
    <style:style style:name="TableauCopie.B" style:family="table-column">
      <style:table-column-properties style:column-width="14.591cm" style:rel-column-width="56244*"/>
    </style:style>
    <style:style style:name="TableauCopie.A1" style:family="table-cell">
      <style:table-cell-properties fo:background-color="transparent" fo:padding="0.097cm" fo:border="none">
        <style:background-image/>
      </style:table-cell-properties>
    </style:style>
    <style:style style:name="TableauCopie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style="italic" style:text-underline-style="none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11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  <style:text-properties style:font-name="Ari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5"/>
      <text:p text:style-name="P5"/>
      <text:p text:style-name="P5"/>
      <text:p text:style-name="P6">%=titre_document=%</text:p>
      <text:p text:style-name="P6"/>
      <text:p text:style-name="P6"/>
      <text:p text:style-name="P2">%=titre_tiers=%</text:p>
      <text:p text:style-name="P2"/>
      <text:p text:style-name="P2">%=paragraphe1=%</text:p>
      <text:p text:style-name="P2"/>
      <text:p text:style-name="P4"><text:span text:style-name="T1">%=paragraphe2_partie1=% </text:span><text:span text:style-name="T2">%=montant_rente_veuve=%</text:span><text:span text:style-name="T1"> %=paragraphe2_partie2=%</text:span></text:p>
      <text:p text:style-name="P2"/>
      <text:p text:style-name="P2">%=paragraphe3=%</text:p>
      <text:p text:style-name="P2"/>
      <text:p text:style-name="P2">%=paragraphe4=%</text:p>
      <text:p text:style-name="P2"/>
      <text:p text:style-name="P2">%=paragraphe5=%</text:p>
      <text:p text:style-name="P2"/>
      <text:p text:style-name="P2">%=remLineWhenBlank(salutations_speciales,1)=%</text:p>
      <text:p text:style-name="P7"/>
      <text:p text:style-name="P7"/>
      <text:p text:style-name="P7">%#include signatures/standard#%</text:p>
      <text:p text:style-name="P3">%=pushToEnd()=%</text:p>
      <text:p text:style-name="P8"/>
      <table:table table:name="tableauAnnexe" table:style-name="tableauAnnexe">
        <table:table-column table:style-name="tableauAnnexe.A"/>
        <table:table-column table:style-name="tableauAnnexe.B"/>
        <table:table-row>
          <table:table-cell table:style-name="tableauAnnexe.A1" office:value-type="string">
            <text:p text:style-name="P9"><text:span text:style-name="T3">%=titre_annexe=%</text:span><text:span text:style-name="T4">%=espace_deux_points=%</text:span></text:p>
          </table:table-cell>
          <table:table-cell table:style-name="tableauAnnexe.B1" office:value-type="string">
            <text:p text:style-name="P9">%=annexes=%</text:p>
          </table:table-cell>
        </table:table-row>
      </table:table>
      <table:table table:name="TableauCopie" table:style-name="TableauCopie">
        <table:table-column table:style-name="TableauCopie.A"/>
        <table:table-column table:style-name="TableauCopie.B"/>
        <table:table-row>
          <table:table-cell table:style-name="TableauCopie.A1" office:value-type="string">
            <text:p text:style-name="P11"><text:span text:style-name="T5">%=titre_copie=%</text:span><text:span text:style-name="T6">%=espace_deux_points2=%</text:span></text:p>
          </table:table-cell>
          <table:table-cell table:style-name="TableauCopie.B1" office:value-type="string">
            <text:p text:style-name="P11">%=copie_pour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289cm" fo:margin-bottom="1.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Lucien Gatherat</dc:creator>
    <dc:date>2012-06-27T15:49:06.08</dc:date>
    <meta:editing-cycles>307</meta:editing-cycles>
    <meta:editing-duration>PT21H36M31S</meta:editing-duration>
    <meta:document-statistic meta:table-count="2" meta:image-count="0" meta:object-count="0" meta:page-count="1" meta:paragraph-count="15" meta:word-count="19" meta:character-count="383"/>
    <meta:user-defined meta:name="Info 1"/>
    <meta:user-defined meta:name="Info 2"/>
    <meta:user-defined meta:name="Info 3"/>
    <meta:user-defined meta:name="Info 4"/>
  </office:meta>
</office:document-meta>
</file>